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1083" officeooo:paragraph-rsid="00001083"/>
    </style:style>
    <style:style style:name="P2" style:family="paragraph" style:parent-style-name="Standard">
      <style:text-properties officeooo:rsid="0000f543" officeooo:paragraph-rsid="0000f543"/>
    </style:style>
    <style:style style:name="T1" style:family="text">
      <style:text-properties officeooo:rsid="00001083"/>
    </style:style>
    <style:style style:name="T2" style:family="text">
      <style:text-properties fo:font-weight="bold" officeooo:rsid="00001083" style:font-weight-asian="bold" style:font-weight-complex="bold"/>
    </style:style>
    <style:style style:name="T3" style:family="text">
      <style:text-properties officeooo:rsid="0000f543"/>
    </style:style>
    <style:style style:name="T4" style:family="text">
      <style:text-properties fo:font-size="15pt" fo:font-weight="bold" officeooo:rsid="00001083" style:font-size-asian="15pt" style:font-weight-asian="bold" style:font-size-complex="15pt" style:font-weight-complex="bold"/>
    </style:style>
    <style:style style:name="T5" style:family="text">
      <style:text-properties fo:font-size="14pt" fo:font-weight="bold" officeooo:rsid="0000108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5">Documentatie analizator lexical</text:span></text:p>
      <text:p text:style-name="Standard"/>
      <text:p text:style-name="P1">Algoritmul de baza:</text:p>
      <text:p text:style-name="P1"><text:tab/>Cat timp (mai exista caractere necitite in prg. sursa) ex </text:p>
      <text:p text:style-name="P1"><text:tab/><text:tab/>detecteaza (urmatorul) atom </text:p>
      <text:p text:style-name="P1"><text:tab/><text:tab/>Daca e cuvant-cheie sau operator sau separator atunci <text:s/></text:p>
      <text:p text:style-name="P1"><text:tab/><text:tab/><text:tab/>adauga in FIP codul corespunzator atomului </text:p>
      <text:p text:style-name="P1"><text:tab/><text:tab/>Altfel <text:s/></text:p>
      <text:p text:style-name="P1"><text:tab/><text:tab/><text:tab/>Daca e identificator sau constanta <text:s/></text:p>
      <text:p text:style-name="P1"><text:tab/><text:tab/><text:tab/><text:tab/>Daca nu exista deja in TS atunci </text:p>
      <text:p text:style-name="P1"><text:tab/><text:tab/><text:tab/><text:tab/><text:tab/>adauga-l ; </text:p>
      <text:p text:style-name="P1"><text:tab/><text:tab/><text:tab/><text:tab/>Sf. Daca <text:s/></text:p>
      <text:p text:style-name="P1"><text:tab/><text:tab/><text:tab/><text:tab/>adauga in FIP codul coresp. atomului si pozitia in TS <text:s/></text:p>
      <text:p text:style-name="P1"><text:tab/><text:tab/><text:tab/>altfel <text:s/></text:p>
      <text:p text:style-name="P1"><text:tab/><text:tab/><text:tab/><text:tab/>Eroare </text:p>
      <text:p text:style-name="P1"><text:tab/><text:tab/><text:tab/>Sf.Daca </text:p>
      <text:p text:style-name="P1"><text:tab/><text:tab/>Sf. Daca </text:p>
      <text:p text:style-name="P1"><text:tab/>Sf.cattimp </text:p>
      <text:p text:style-name="P1"/>
      <text:p text:style-name="P1">Expresii regulare folosite:</text:p>
      <text:p text:style-name="P1"><text:tab/>- pentru identificatori: ^[a-zA-Z][a-zA-Z0-9]{0,7}$'</text:p>
      <text:p text:style-name="P1"/>
      <text:p text:style-name="P1"><text:tab/>-pentru constante: ^[-]?[0-9]*$|^[a-zA-Z]$|^@[0-9A-Za-z@]*@$'</text:p>
      <text:p text:style-name="P1"/>
      <text:p text:style-name="P1">Specificare:</text:p>
      <text:p text:style-name="P1"><text:tab/><text:span text:style-name="T3">TS: pentru reprezentarea in memorie a tabelei de simboluri folosesc un hastable.</text:span></text:p>
      <text:p text:style-name="P1"><text:tab/><text:span text:style-name="T3">FIP: pentru reprezentarea tabelei fip, folosesc o lista simpla, care contine perechi de forma</text:span></text:p>
      <text:p text:style-name="P2">(codificare atom, cod ts)</text:p>
      <text:p text:style-name="P2"/>
      <text:p text:style-name="P2"><text:tab/>Citesc intregul continut al fisierului de intrare, dupa care ii fac split dupa separatori si operatori, pastrand aceste elemente. Dupa accea o sa am o lista de stringuri, in care fiecare string ar trebui sa fie un cuvant special, operator, separator, identificator sau constan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S</meta:editing-duration>
    <meta:editing-cycles>3</meta:editing-cycles>
    <meta:generator>LibreOffice/5.4.2.2$Windows_x86 LibreOffice_project/22b09f6418e8c2d508a9eaf86b2399209b0990f4</meta:generator>
    <dc:date>2017-11-01T14:23:40.451000000</dc:date>
    <meta:document-statistic meta:table-count="0" meta:image-count="0" meta:object-count="0" meta:page-count="1" meta:paragraph-count="25" meta:word-count="151" meta:character-count="1112" meta:non-whitespace-character-count="912"/>
    <meta:user-defined meta:name="Info 1"/>
    <meta:user-defined meta:name="Info 2"/>
    <meta:user-defined meta:name="Info 3"/>
    <meta:user-defined meta:name="Info 4"/>
  </office:meta>
</office:document-meta>
</file>